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tyle mathsize="400%">
      <mrow>
        <mfrac>
          <mn>1</mn>
          <mn>2</mn>
        </mfrac>
        <mo stretchy="false">&lt;</mo>
        <mrow>
          <mo fence="true" stretchy="false">⌊</mo>
          <mrow>
            <mrow>
              <mi mathvariant="italic">mod</mi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y</mi>
                          <mn>17</mn>
                        </mfrac>
                      </mrow>
                      <mo fence="true" stretchy="false">⌋</mo>
                    </mrow>
                    <msup>
                      <mn>2</mn>
                      <mrow>
                        <mrow>
                          <mo stretchy="false">−</mo>
                          <mn>17</mn>
                        </mrow>
                        <mrow>
                          <mrow>
                            <mo fence="true" stretchy="false">⌊</mo>
                            <mrow>
                              <mi>x</mi>
                            </mrow>
                            <mo fence="true" stretchy="false">⌋</mo>
                          </mrow>
                          <mo stretchy="false">−</mo>
                          <mi mathvariant="italic">mod</mi>
                        </mrow>
                        <mrow>
                          <mo fence="true" stretchy="false">(</mo>
                          <mrow>
                            <mrow>
                              <mrow>
                                <mo fence="true" stretchy="false">⌊</mo>
                                <mrow>
                                  <mi>y</mi>
                                </mrow>
                                <mo fence="true" stretchy="false">⌋</mo>
                              </mrow>
                              <mi>,</mi>
                              <mn>2</mn>
                            </mrow>
                          </mrow>
                          <mo fence="true" stretchy="false">)</mo>
                        </mrow>
                      </mrow>
                    </msup>
                    <mi>,</mi>
                    <mn>2</mn>
                  </mrow>
                </mrow>
                <mo fence="true" stretchy="false">)</mo>
              </mrow>
            </mrow>
          </mrow>
          <mo fence="true" stretchy="false">⌋</mo>
        </mrow>
      </mrow>
    </mstyle>
    <annotation encoding="StarMath 5.0">size*4{ 1 over 2 &lt; lfloor mod( {lfloor {y over 17} rfloor}2^{-17 lfloor x rfloor - mod(lfloor y rfloor,2)},2) rfloor 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3:21:54.077274478</meta:creation-date>
    <meta:generator>LibreOffice/4.2.8.2$Linux_X86_64 LibreOffice_project/420m0$Build-2</meta:generator>
  </office:meta>
</office:document-meta>
</file>